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6e4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76cm" svg:stroke-color="#65b7ff" draw:marker-start-width="0.418cm" draw:marker-end-width="0.418cm" draw:fill="solid" draw:fill-color="#82c5ff" draw:textarea-horizontal-align="justify" draw:textarea-vertical-align="middle" draw:auto-grow-height="false" fo:min-height="9.023cm" fo:min-width="8.773cm" fo:padding-top="0.162cm" fo:padding-bottom="0.162cm" fo:padding-left="0.287cm" fo:padding-right="0.287cm"/>
    </style:style>
    <style:style style:name="gr2" style:family="graphic" style:parent-style-name="objectwithoutfill">
      <style:graphic-properties draw:stroke="dash" draw:stroke-dash="Fine_20_Dashed" svg:stroke-width="0.051cm" svg:stroke-color="#4520b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ce181e" draw:fill="solid" draw:fill-color="#3465a4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dash" draw:stroke-dash="Ultrafine_20_2_20_Dots_20_3_20_Dashes" svg:stroke-width="0.102cm" svg:stroke-color="#ff00c4" draw:marker-start-width="0.508cm" draw:marker-end-width="0.508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_32__20_Dots_20_1_20_Dash" svg:stroke-width="0.051cm" svg:stroke-color="#fff2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ffffff" draw:marker-start-width="0.355cm" draw:marker-end-width="0.355cm" draw:fill="solid" draw:fill-color="#ce181e" draw:textarea-horizontal-align="justify" draw:textarea-vertical-align="middle" draw:auto-grow-height="false" fo:min-height="0.025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1cm" svg:stroke-color="#ffffff" draw:marker-start-width="0.355cm" draw:marker-end-width="0.355cm" draw:fill="solid" draw:fill-color="#ff00c4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objectwithoutfill">
      <style:graphic-properties svg:stroke-color="#ce181e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21cm" fo:min-width="0cm"/>
    </style:style>
    <style:style style:name="gr10" style:family="graphic" style:parent-style-name="standard">
      <style:graphic-properties svg:stroke-width="0.051cm" svg:stroke-color="#18ce34" draw:marker-start-width="0.355cm" draw:marker-end-width="0.355cm" draw:fill="none" draw:textarea-horizontal-align="justify" draw:textarea-vertical-align="middle" draw:auto-grow-height="false" fo:min-height="2.747cm" fo:min-width="2.564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ffffff" draw:marker-start-width="0.355cm" draw:marker-end-width="0.355cm" draw:fill="solid" draw:fill-color="#20b941" draw:textarea-horizontal-align="justify" draw:textarea-vertical-align="middle" draw:auto-grow-height="false" fo:min-height="0.025cm" fo:min-width="0cm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draw:stroke-dash="_32__20_Dots_20_1_20_Dash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82c5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3465a4"/>
      <style:paragraph-properties fo:text-align="center"/>
    </style:style>
    <style:style style:name="P4" style:family="paragraph">
      <loext:graphic-properties draw:fill="solid" draw:fill-color="#ce181e"/>
      <style:paragraph-properties fo:text-align="center"/>
    </style:style>
    <style:style style:name="P5" style:family="paragraph">
      <loext:graphic-properties draw:fill="solid" draw:fill-color="#ff00c4"/>
      <style:paragraph-properties fo:text-align="center"/>
    </style:style>
    <style:style style:name="P6" style:family="paragraph">
      <loext:graphic-properties draw:fill="none" draw:fill-color="#ffffff"/>
      <style:text-properties fo:color="#ce181e" style:font-name="Comfortaa" fo:font-size="17.8999996185303pt" fo:font-weight="bold" style:font-weight-asian="bold" style:font-weight-complex="bold"/>
    </style:style>
    <style:style style:name="P7" style:family="paragraph">
      <loext:graphic-properties draw:fill="solid" draw:fill-color="#20b941"/>
      <style:paragraph-properties fo:text-align="center"/>
    </style:style>
    <style:style style:name="P8" style:family="paragraph">
      <style:text-properties fo:color="#18ce34"/>
    </style:style>
    <style:style style:name="P9" style:family="paragraph">
      <loext:graphic-properties draw:fill="none" draw:fill-color="#ffffff"/>
      <style:text-properties fo:color="#18ce34" style:font-name="Comfortaa" fo:font-size="17.8999996185303pt" fo:font-weight="bold" style:font-weight-asian="bold" style:font-weight-complex="bold"/>
    </style:style>
    <style:style style:name="P10" style:family="paragraph">
      <loext:graphic-properties draw:fill-color="#ffffff"/>
    </style:style>
    <style:style style:name="T1" style:family="text">
      <style:text-properties fo:color="#ce181e" style:font-name="Comfortaa" fo:font-weight="bold" style:font-weight-asian="bold" style:font-weight-complex="bold"/>
    </style:style>
    <style:style style:name="T2" style:family="text">
      <style:text-properties fo:color="#18ce34" style:font-name="Comfortaa" fo:font-weight="bold" style:font-weight-asian="bold" style:font-weight-complex="bold"/>
    </style:style>
    <style:style style:name="T3" style:family="text">
      <style:text-properties fo:color="#18ce34" style:font-name="Comfortaa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3.113cm" svg:height="13.113cm" svg:x="-1.993cm" svg:y="0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683cm" svg:y1="7.278cm" svg:x2="13.969cm" svg:y2="9.52cm">
          <text:p/>
        </draw:line>
        <draw:custom-shape draw:style-name="gr3" draw:text-style-name="P3" draw:layer="layout" svg:width="0.254cm" svg:height="0.258cm" svg:x="4.553cm" svg:y="7.1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7.154cm" svg:y1="1.21cm" svg:x2="15.653cm" svg:y2="5.226cm">
          <text:p/>
        </draw:line>
        <draw:line draw:style-name="gr5" draw:text-style-name="P2" draw:layer="layout" svg:x1="7.942cm" svg:y1="6.613cm" svg:x2="7.154cm" svg:y2="1.303cm">
          <text:p/>
        </draw:line>
        <draw:custom-shape draw:style-name="gr6" draw:text-style-name="P4" draw:layer="layout" svg:width="0.457cm" svg:height="0.459cm" svg:x="15.462cm" svg:y="5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5.589cm" svg:y1="0.767cm" svg:x2="16.744cm" svg:y2="2.408cm">
          <text:p/>
        </draw:line>
        <draw:custom-shape draw:style-name="gr6" draw:text-style-name="P4" draw:layer="layout" svg:width="0.457cm" svg:height="0.459cm" svg:x="16.602cm" svg:y="2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4.947cm" svg:y1="13.811cm" svg:x2="12.039cm" svg:y2="13.61cm">
          <text:p/>
        </draw:line>
        <draw:custom-shape draw:style-name="gr6" draw:text-style-name="P4" draw:layer="layout" svg:width="0.457cm" svg:height="0.459cm" svg:x="12.039cm" svg:y="13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9cm" svg:x="4.247cm" svg:y="0.5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9cm" svg:x="9.742cm" svg:y="3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4.947cm" svg:y1="13.61cm" svg:x2="7.999cm" svg:y2="10.066cm">
          <text:p/>
        </draw:line>
        <draw:line draw:style-name="gr5" draw:text-style-name="P2" draw:layer="layout" svg:x1="6.672cm" svg:y1="6.363cm" svg:x2="4.43cm" svg:y2="0.827cm">
          <text:p/>
        </draw:line>
        <draw:line draw:style-name="gr8" draw:text-style-name="P2" draw:layer="layout" svg:x1="11.519cm" svg:y1="15.499cm" svg:x2="17.97cm" svg:y2="-0.386cm">
          <text:p/>
        </draw:line>
        <draw:frame draw:style-name="gr9" draw:text-style-name="P6" draw:layer="layout" svg:width="1.524cm" svg:height="7.771cm" svg:x="14.559cm" svg:y="7.468cm">
          <draw:text-box>
            <text:p><text:span text:style-name="T1">f</text:span></text:p>
          </draw:text-box>
        </draw:frame>
        <draw:line draw:style-name="gr2" draw:text-style-name="P2" draw:layer="layout" svg:x1="4.9cm" svg:y1="7.209cm" svg:x2="15.408cm" svg:y2="5.289cm">
          <text:p/>
        </draw:line>
        <draw:line draw:style-name="gr2" draw:text-style-name="P2" draw:layer="layout" svg:x1="4.807cm" svg:y1="7.134cm" svg:x2="16.602cm" svg:y2="2.514cm">
          <text:p/>
        </draw:line>
        <draw:custom-shape draw:style-name="gr7" draw:text-style-name="P5" draw:layer="layout" svg:width="0.254cm" svg:height="0.259cm" svg:x="4.693cm" svg:y="13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9cm" svg:x="7.04cm" svg:y="1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.996cm" svg:y1="3.508cm" svg:x2="13.969cm" svg:y2="9.52cm">
          <text:p/>
        </draw:line>
        <draw:line draw:style-name="gr2" draw:text-style-name="P2" draw:layer="layout" svg:x1="4.807cm" svg:y1="7.392cm" svg:x2="12.039cm" svg:y2="13.383cm">
          <text:p/>
        </draw:line>
        <draw:line draw:style-name="gr5" draw:text-style-name="P2" draw:layer="layout" svg:x1="8.864cm" svg:y1="8.054cm" svg:x2="9.77cm" svg:y2="3.608cm">
          <text:p/>
        </draw:line>
        <draw:custom-shape draw:style-name="gr10" draw:text-style-name="P2" draw:layer="layout" svg:width="4.404cm" svg:height="4.309cm" svg:x="4.358cm" svg:y="6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57cm" svg:height="0.459cm" svg:x="13.727cm" svg:y="9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457cm" svg:height="0.459cm" svg:x="8.526cm" svg:y="8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457cm" svg:height="0.459cm" svg:x="7.703cm" svg:y="6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457cm" svg:height="0.459cm" svg:x="6.435cm" svg:y="6.1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457cm" svg:height="0.459cm" svg:x="7.817cm" svg:y="9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2" draw:text-style-name="P2" draw:layer="layout" svg:x1="7.447cm" svg:y1="10.618cm" svg:x2="6.866cm" svg:y2="10.102cm">
            <text:p/>
          </draw:line>
          <draw:line draw:style-name="gr12" draw:text-style-name="P2" draw:layer="layout" svg:x1="6.866cm" svg:y1="10.102cm" svg:x2="7.352cm" svg:y2="9.53cm">
            <text:p/>
          </draw:line>
        </draw:g>
        <draw:g>
          <draw:line draw:style-name="gr12" draw:text-style-name="P2" draw:layer="layout" svg:x1="9.014cm" svg:y1="7.511cm" svg:x2="9.77cm" svg:y2="7.691cm">
            <text:p/>
          </draw:line>
          <draw:line draw:style-name="gr12" draw:text-style-name="P2" draw:layer="layout" svg:x1="9.77cm" svg:y1="7.691cm" svg:x2="9.612cm" svg:y2="8.425cm">
            <text:p/>
          </draw:line>
        </draw:g>
        <draw:g>
          <draw:line draw:style-name="gr12" draw:text-style-name="P2" draw:layer="layout" svg:x1="7.872cm" svg:y1="5.801cm" svg:x2="8.644cm" svg:y2="5.711cm">
            <text:p/>
          </draw:line>
          <draw:line draw:style-name="gr12" draw:text-style-name="P2" draw:layer="layout" svg:x1="8.644cm" svg:y1="5.711cm" svg:x2="8.747cm" svg:y2="6.454cm">
            <text:p/>
          </draw:line>
        </draw:g>
        <draw:g>
          <draw:line draw:style-name="gr12" draw:text-style-name="P2" draw:layer="layout" svg:x1="6.414cm" svg:y1="5.668cm" svg:x2="7.133cm" svg:y2="5.374cm">
            <text:p/>
          </draw:line>
          <draw:line draw:style-name="gr12" draw:text-style-name="P2" draw:layer="layout" svg:x1="7.133cm" svg:y1="5.374cm" svg:x2="7.432cm" svg:y2="6.063cm">
            <text:p/>
          </draw:line>
        </draw:g>
        <draw:frame draw:style-name="gr9" draw:text-style-name="P9" draw:layer="layout" svg:width="1.524cm" svg:height="7.771cm" svg:x="4.358cm" svg:y="10.066cm">
          <draw:text-box>
            <text:p text:style-name="P8"><text:span text:style-name="T2">f</text:span><text:span text:style-name="T3"> </text:span><text:span text:style-name="T2">’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729fc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2cm" fo:margin-bottom="0cm" fo:text-indent="0cm"/>
      <style:text-properties fo:font-size="27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1cm" fo:margin-bottom="0cm" fo:text-indent="0cm"/>
      <style:text-properties fo:font-size="19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304cm" fo:page-height="15.2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7.104cm" svg:x="1cm" svg:y="2.72cm"/>
      <draw:page-thumbnail draw:layer="backgroundobjects" svg:width="8.999cm" svg:height="7.104cm" svg:x="1cm" svg:y="11.296cm"/>
      <draw:page-thumbnail draw:layer="backgroundobjects" svg:width="8.999cm" svg:height="7.104cm" svg:x="1cm" svg:y="19.872cm"/>
      <draw:page-thumbnail draw:layer="backgroundobjects" svg:width="8.999cm" svg:height="7.104cm" svg:x="11cm" svg:y="2.72cm"/>
      <draw:page-thumbnail draw:layer="backgroundobjects" svg:width="8.999cm" svg:height="7.104cm" svg:x="11cm" svg:y="11.296cm"/>
      <draw:page-thumbnail draw:layer="backgroundobjects" svg:width="8.999cm" svg:height="7.104cm" svg:x="11cm" svg:y="19.872cm"/>
    </style:handout-master>
    <style:master-page style:name="Default" style:page-layout-name="PM1" draw:style-name="Mdp1">
      <draw:frame presentation:style-name="Default-title" draw:layer="backgroundobjects" svg:width="24.688cm" svg:height="2.63cm" svg:x="1.369cm" svg:y="0.62cm" presentation:class="title" presentation:placeholder="true">
        <draw:text-box/>
      </draw:frame>
      <draw:frame presentation:style-name="Default-outline1" draw:layer="backgroundobjects" svg:width="24.688cm" svg:height="9.135cm" svg:x="1.369cm" svg:y="3.678cm" presentation:class="outline" presentation:placeholder="true">
        <draw:text-box/>
      </draw:frame>
      <draw:frame presentation:style-name="Mpr1" draw:text-style-name="MP2" draw:layer="backgroundobjects" svg:width="6.391cm" svg:height="1.085cm" svg:x="1.369cm" svg:y="14.3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695cm" svg:height="1.085cm" svg:x="9.378cm" svg:y="14.3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391cm" svg:height="1.085cm" svg:x="19.666cm" svg:y="14.3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kas Baur</meta:initial-creator>
    <meta:creation-date>2020-03-22T14:05:20.358190295</meta:creation-date>
    <dc:date>2020-03-22T15:21:37.455313334</dc:date>
    <dc:creator>Lukas Baur</dc:creator>
    <meta:editing-duration>PT18M45S</meta:editing-duration>
    <meta:editing-cycles>7</meta:editing-cycles>
    <meta:generator>LibreOffice/6.0.7.3$Linux_X86_64 LibreOffice_project/00m0$Build-3</meta:generator>
    <meta:document-statistic meta:object-count="65"/>
  </office:meta>
</office:document-meta>
</file>